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&gt; SELECT * FROM EMPLOYEE LEFT OUTER JOIN DEPARTMENT ON EMPLOYEE.DNO=DEPARTMENT.DNO; <text:s text:c="2"/></text:p>
      <text:p text:style-name="Standard">+-----+---------+--------+------+-------+------------+------------+-------------+---------+---------+------+-----------+--------+</text:p>
      <text:p text:style-name="Standard">| ENO | ENAME <text:s text:c="2"/>| SALARY | DNO <text:s/>| MNRNO | DOJ <text:s text:c="7"/>| JOB <text:s text:c="7"/>| ADDRESS <text:s text:c="4"/>| CITY <text:s text:c="3"/>| PINCODE | DNO <text:s/>| DNAME <text:s text:c="4"/>| DHOD <text:s text:c="2"/>|</text:p>
      <text:p text:style-name="Standard">+-----+---------+--------+------+-------+------------+------------+-------------+---------+---------+------+-----------+--------+</text:p>
      <text:p text:style-name="Standard">| 121 | ANJANA <text:s/>| <text:s text:c="2"/>9600 | <text:s text:c="2"/>10 | <text:s text:c="3"/>21 | 2000-02-28 | CLERK <text:s text:c="5"/>| SREENILAYAM | MUMBAI <text:s/>| <text:s/>670702 | <text:s text:c="2"/>10 | SALES <text:s text:c="4"/>| ANJANA |</text:p>
      <text:p text:style-name="Standard">| 131 | NEEHIKA | <text:s text:c="2"/>7200 | <text:s text:c="2"/>20 | <text:s text:c="3"/>22 | 2000-05-12 | WORKER <text:s text:c="4"/>| VARNAM <text:s text:c="5"/>| CHENNAI | <text:s/>678902 | <text:s text:c="2"/>20 | PURCHASE <text:s/>| VARNA <text:s/>|</text:p>
      <text:p text:style-name="Standard">| 141 | ANUSHA <text:s/>| <text:s/>12000 | <text:s text:c="2"/>20 | <text:s/>NULL | 2002-02-28 | SUPERVISOR | VRINDAVANAM | KOCHI <text:s text:c="2"/>| <text:s/>567890 | <text:s text:c="2"/>20 | PURCHASE <text:s/>| VARNA <text:s/>|</text:p>
      <text:p text:style-name="Standard">| 151 | ANN <text:s text:c="4"/>| <text:s/>36000 | <text:s text:c="2"/>30 | <text:s text:c="3"/>23 | 2000-05-12 | MANAGER <text:s text:c="3"/>| SWAPNAM <text:s text:c="4"/>| CHENNAI | <text:s/>234567 | <text:s text:c="2"/>30 | MARKETING | ANAGHA |</text:p>
      <text:p text:style-name="Standard">| 161 | JUNE <text:s text:c="3"/>| <text:s/>10000 | <text:s text:c="2"/>30 | <text:s text:c="3"/>24 | 2003-12-12 | WORKER <text:s text:c="4"/>| VELICHAM <text:s text:c="3"/>| MUMBAI <text:s/>| <text:s/>123789 | <text:s text:c="2"/>30 | MARKETING | ANAGHA |</text:p>
      <text:p text:style-name="Standard">+-----+---------+--------+------+-------+------------+------------+-------------+---------+---------+------+-----------+--------+</text:p>
      <text:p text:style-name="Standard">5 rows in set (0.00 sec)</text:p>
      <text:p text:style-name="Standard"/>
      <text:p text:style-name="Standard">mysql&gt; SELECT * FROM EMPLOYEE RIGHT OUTER JOIN DEPARTMENT ON EMPLOYEE.DNO=DEPARTMENT.DNO; <text:s text:c="2"/></text:p>
      <text:p text:style-name="Standard">+------+---------+--------+------+-------+------------+------------+-------------+---------+---------+-----+------------+----------+</text:p>
      <text:p text:style-name="Standard">| ENO <text:s/>| ENAME <text:s text:c="2"/>| SALARY | DNO <text:s/>| MNRNO | DOJ <text:s text:c="7"/>| JOB <text:s text:c="7"/>| ADDRESS <text:s text:c="4"/>| CITY <text:s text:c="3"/>| PINCODE | DNO | DNAME <text:s text:c="5"/>| DHOD <text:s text:c="4"/>|</text:p>
      <text:p text:style-name="Standard">+------+---------+--------+------+-------+------------+------------+-------------+---------+---------+-----+------------+----------+</text:p>
      <text:p text:style-name="Standard">| <text:s/>121 | ANJANA <text:s/>| <text:s text:c="2"/>9600 | <text:s text:c="2"/>10 | <text:s text:c="3"/>21 | 2000-02-28 | CLERK <text:s text:c="5"/>| SREENILAYAM | MUMBAI <text:s/>| <text:s/>670702 | <text:s/>10 | SALES <text:s text:c="5"/>| ANJANA <text:s text:c="2"/>|</text:p>
      <text:p text:style-name="Standard">| <text:s/>131 | NEEHIKA | <text:s text:c="2"/>7200 | <text:s text:c="2"/>20 | <text:s text:c="3"/>22 | 2000-05-12 | WORKER <text:s text:c="4"/>| VARNAM <text:s text:c="5"/>| CHENNAI | <text:s/>678902 | <text:s/>20 | PURCHASE <text:s text:c="2"/>| VARNA <text:s text:c="3"/>|</text:p>
      <text:p text:style-name="Standard">| <text:s/>141 | ANUSHA <text:s/>| <text:s/>12000 | <text:s text:c="2"/>20 | <text:s/>NULL | 2002-02-28 | SUPERVISOR | VRINDAVANAM | KOCHI <text:s text:c="2"/>| <text:s/>567890 | <text:s/>20 | PURCHASE <text:s text:c="2"/>| VARNA <text:s text:c="3"/>|</text:p>
      <text:p text:style-name="Standard">| <text:s/>151 | ANN <text:s text:c="4"/>| <text:s/>36000 | <text:s text:c="2"/>30 | <text:s text:c="3"/>23 | 2000-05-12 | MANAGER <text:s text:c="3"/>| SWAPNAM <text:s text:c="4"/>| CHENNAI | <text:s/>234567 | <text:s/>30 | MARKETING <text:s/>| ANAGHA <text:s text:c="2"/>|</text:p>
      <text:p text:style-name="Standard">| <text:s/>161 | JUNE <text:s text:c="3"/>| <text:s/>10000 | <text:s text:c="2"/>30 | <text:s text:c="3"/>24 | 2003-12-12 | WORKER <text:s text:c="4"/>| VELICHAM <text:s text:c="3"/>| MUMBAI <text:s/>| <text:s/>123789 | <text:s/>30 | MARKETING <text:s/>| ANAGHA <text:s text:c="2"/>|</text:p>
      <text:p text:style-name="Standard">| NULL | NULL <text:s text:c="3"/>| <text:s text:c="2"/>NULL | NULL | <text:s/>NULL | NULL <text:s text:c="6"/>| NULL <text:s text:c="6"/>| NULL <text:s text:c="7"/>| NULL <text:s text:c="3"/>| <text:s text:c="3"/>NULL | <text:s/>40 | ACCOUNTING | SHANVIYA |</text:p>
      <text:p text:style-name="Standard">+------+---------+--------+------+-------+------------+------------+-------------+---------+---------+-----+------------+----------+</text:p>
      <text:p text:style-name="Standard">6 rows in set (0.00 sec)</text:p>
      <text:p text:style-name="Standard"/>
      <text:p text:style-name="Standard"/>
      <text:p text:style-name="Standard">mysql&gt; SELECT * FROM EMPLOYEE LEFT OUTER JOIN DEPARTMENT ON EMPLOYEE.DNO=DEPARTMENT.DNO UNION SELECT * FROM EMPLOYEE RIGHT OUTER JOIN DEPARTMENT ON EMPLOYEE.DNO=DEPARTMENT.DNO;</text:p>
      <text:p text:style-name="Standard">+------+---------+--------+------+-------+------------+------------+-------------+---------+---------+------+------------+----------+</text:p>
      <text:p text:style-name="Standard"><text:soft-page-break/>| ENO <text:s/>| ENAME <text:s text:c="2"/>| SALARY | DNO <text:s/>| MNRNO | DOJ <text:s text:c="7"/>| JOB <text:s text:c="7"/>| ADDRESS <text:s text:c="4"/>| CITY <text:s text:c="3"/>| PINCODE | DNO <text:s/>| DNAME <text:s text:c="5"/>| DHOD <text:s text:c="4"/>|</text:p>
      <text:p text:style-name="Standard">+------+---------+--------+------+-------+------------+------------+-------------+---------+---------+------+------------+----------+</text:p>
      <text:p text:style-name="Standard">| <text:s/>121 | ANJANA <text:s/>| <text:s text:c="2"/>9600 | <text:s text:c="2"/>10 | <text:s text:c="3"/>21 | 2000-02-28 | CLERK <text:s text:c="5"/>| SREENILAYAM | MUMBAI <text:s/>| <text:s/>670702 | <text:s text:c="2"/>10 | SALES <text:s text:c="5"/>| ANJANA <text:s text:c="2"/>|</text:p>
      <text:p text:style-name="Standard">| <text:s/>131 | NEEHIKA | <text:s text:c="2"/>7200 | <text:s text:c="2"/>20 | <text:s text:c="3"/>22 | 2000-05-12 | WORKER <text:s text:c="4"/>| VARNAM <text:s text:c="5"/>| CHENNAI | <text:s/>678902 | <text:s text:c="2"/>20 | PURCHASE <text:s text:c="2"/>| VARNA <text:s text:c="3"/>|</text:p>
      <text:p text:style-name="Standard">| <text:s/>141 | ANUSHA <text:s/>| <text:s/>12000 | <text:s text:c="2"/>20 | <text:s/>NULL | 2002-02-28 | SUPERVISOR | VRINDAVANAM | KOCHI <text:s text:c="2"/>| <text:s/>567890 | <text:s text:c="2"/>20 | PURCHASE <text:s text:c="2"/>| VARNA <text:s text:c="3"/>|</text:p>
      <text:p text:style-name="Standard">| <text:s/>151 | ANN <text:s text:c="4"/>| <text:s/>36000 | <text:s text:c="2"/>30 | <text:s text:c="3"/>23 | 2000-05-12 | MANAGER <text:s text:c="3"/>| SWAPNAM <text:s text:c="4"/>| CHENNAI | <text:s/>234567 | <text:s text:c="2"/>30 | MARKETING <text:s/>| ANAGHA <text:s text:c="2"/>|</text:p>
      <text:p text:style-name="Standard">| <text:s/>161 | JUNE <text:s text:c="3"/>| <text:s/>10000 | <text:s text:c="2"/>30 | <text:s text:c="3"/>24 | 2003-12-12 | WORKER <text:s text:c="4"/>| VELICHAM <text:s text:c="3"/>| MUMBAI <text:s/>| <text:s/>123789 | <text:s text:c="2"/>30 | MARKETING <text:s/>| ANAGHA <text:s text:c="2"/>|</text:p>
      <text:p text:style-name="Standard">| NULL | NULL <text:s text:c="3"/>| <text:s text:c="2"/>NULL | NULL | <text:s/>NULL | NULL <text:s text:c="6"/>| NULL <text:s text:c="6"/>| NULL <text:s text:c="7"/>| NULL <text:s text:c="3"/>| <text:s text:c="3"/>NULL | <text:s text:c="2"/>40 | ACCOUNTING | SHANVIYA |</text:p>
      <text:p text:style-name="Standard">+------+---------+--------+------+-------+------------+------------+-------------+---------+---------+------+------------+----------+</text:p>
      <text:p text:style-name="Standard">6 rows in set (0.00 sec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9T15:56:59.052728371</meta:creation-date>
    <dc:date>2022-05-16T15:15:22.021033535</dc:date>
    <meta:editing-duration>PT2H13M1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35" meta:word-count="728" meta:character-count="4242" meta:non-whitespace-character-count="3178"/>
  </office:meta>
</office:document-meta>
</file>